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</office:automatic-styles>
  <office:body>
    <office:text>
      <text:p text:style-name="Title">Calcul Intégral III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3" text:outline-level="3"><text:bookmark-start text:name="todo"/>TODO<text:bookmark-end text:name="todo"/></text:h>
      <text:list text:style-name="L1">
        <text:list-item>
          <text:p text:style-name="P1">MCT, DCT. <text:span text:style-name="T1">NON</text:span>, transférer au chapitre précédent</text:p>
        </text:list-item>
        <text:list-item>
          <text:p text:style-name="P1">Intervalle (ou “pavé”) dans <draw:frame draw:style-name="fr1" text:anchor-type="as-char"><draw:object xlink:href="Formula-0/" xlink:type="simple" xlink:show="embed" xlink:actuate="onLoad"/></draw:frame>, par analogie avec le cas réel (via les points intermédiaires) ou comme produit d’intervalles réels.</text:p>
        </text:list-item>
        <text:list-item>
          <text:p text:style-name="P1">Intégrale dans <draw:frame draw:style-name="fr1" text:anchor-type="as-char"><draw:object xlink:href="Formula-2/" xlink:type="simple" xlink:show="embed" xlink:actuate="onLoad"/></draw:frame>, Fubini, formule de changement de variable</text:p>
        </text:list-item>
        <text:list-item>
          <text:p text:style-name="P1">Compact à bord régulier (par épigraphe et comme solution d’une inégalité (avec équivalence par IFT)), normale, intégrale de surface, formule de Stokes.</text:p>
        </text:list-item>
      </text:list>
      <text:h text:style-name="Heading_20_1" text:outline-level="1"><text:bookmark-start text:name="théorèmes-de-convergence"/>Théorèmes de Convergence<text:bookmark-end text:name="théorèmes-de-convergence"/></text:h>
      <text:h text:style-name="Heading_20_1" text:outline-level="1"><text:bookmark-start text:name="intégrales-multiples"/>Intégrales Multiples<text:bookmark-end text:name="intégrales-multiples"/></text:h>
      <text:h text:style-name="Heading_20_1" text:outline-level="1"><text:bookmark-start text:name="théorème-de-stokes"/>Théorème de Stokes<text:bookmark-end text:name="théorème-de-stokes"/></text:h>
      <text:h text:style-name="Heading_20_3" text:outline-level="3"><text:bookmark-start text:name="todo-1"/>TODO<text:bookmark-end text:name="todo-1"/></text:h>
      <text:h text:style-name="Heading_20_3" text:outline-level="3"><text:bookmark-start text:name="compact-à-bord-régulier"/>Compact à bord régulier<text:bookmark-end text:name="compact-à-bord-régulier"/></text:h>
      <text:p text:style-name="First_20_paragraph">Un sous-ensemble <draw:frame draw:style-name="fr1" text:anchor-type="as-char"><draw:object xlink:href="Formula-4/" xlink:type="simple" xlink:show="embed" xlink:actuate="onLoad"/></draw:frame> de <draw:frame draw:style-name="fr1" text:anchor-type="as-char"><draw:object xlink:href="Formula-6/" xlink:type="simple" xlink:show="embed" xlink:actuate="onLoad"/></draw:frame> est <text:span text:style-name="T2">un compact à bord </text:span><draw:frame draw:style-name="fr1" text:anchor-type="as-char"><draw:object xlink:href="Formula-8/" xlink:type="simple" xlink:show="embed" xlink:actuate="onLoad"/></draw:frame> s’il est compact et peut être caractérisé au voisinage de tout point de sa frontière <draw:frame draw:style-name="fr1" text:anchor-type="as-char"><draw:object xlink:href="Formula-10/" xlink:type="simple" xlink:show="embed" xlink:actuate="onLoad"/></draw:frame>, et après un éventuel changement de repère orthonormé direct, comme l’épigraphe d’une fonction de classe <draw:frame draw:style-name="fr1" text:anchor-type="as-char"><draw:object xlink:href="Formula-12/" xlink:type="simple" xlink:show="embed" xlink:actuate="onLoad"/></draw:frame>. Autrement dit, pour tout point <draw:frame draw:style-name="fr1" text:anchor-type="as-char"><draw:object xlink:href="Formula-14/" xlink:type="simple" xlink:show="embed" xlink:actuate="onLoad"/></draw:frame>, il existe un ouvert non vide <draw:frame draw:style-name="fr1" text:anchor-type="as-char"><draw:object xlink:href="Formula-16/" xlink:type="simple" xlink:show="embed" xlink:actuate="onLoad"/></draw:frame> de la forme <draw:frame draw:style-name="fr1" text:anchor-type="as-char"><draw:object xlink:href="Formula-18/" xlink:type="simple" xlink:show="embed" xlink:actuate="onLoad"/></draw:frame> où <draw:frame draw:style-name="fr1" text:anchor-type="as-char"><draw:object xlink:href="Formula-20/" xlink:type="simple" xlink:show="embed" xlink:actuate="onLoad"/></draw:frame> et <draw:frame draw:style-name="fr1" text:anchor-type="as-char"><draw:object xlink:href="Formula-22/" xlink:type="simple" xlink:show="embed" xlink:actuate="onLoad"/></draw:frame> est un intervalle ouvert non vide de <draw:frame draw:style-name="fr1" text:anchor-type="as-char"><draw:object xlink:href="Formula-24/" xlink:type="simple" xlink:show="embed" xlink:actuate="onLoad"/></draw:frame>, une isométrie directe <draw:frame draw:style-name="fr1" text:anchor-type="as-char"><draw:object xlink:href="Formula-26/" xlink:type="simple" xlink:show="embed" xlink:actuate="onLoad"/></draw:frame> telle que <draw:frame draw:style-name="fr1" text:anchor-type="as-char"><draw:object xlink:href="Formula-28/" xlink:type="simple" xlink:show="embed" xlink:actuate="onLoad"/></draw:frame> et une fonction <draw:frame draw:style-name="fr1" text:anchor-type="as-char"><draw:object xlink:href="Formula-30/" xlink:type="simple" xlink:show="embed" xlink:actuate="onLoad"/></draw:frame> continûment différentiable tels que</text:p>
      <text:p text:style-name="Text_20_body"><draw:frame draw:style-name="fr2" text:anchor-type="paragraph"><draw:object xlink:href="Formula-32/" xlink:type="simple" xlink:show="embed" xlink:actuate="onLoad"/></draw:frame></text:p>
      <text:h text:style-name="Heading_20_3" text:outline-level="3"><text:bookmark-start text:name="todo-2"/>TODO<text:bookmark-end text:name="todo-2"/></text:h>
      <text:p text:style-name="First_20_paragraph">Vérifier qu’il n’est pas nécessaire (?) de spécifier indépendamment intérieur et frontière comme dans (Delfour and Zolésio <text:a xlink:type="simple" xlink:href="#ref-DZ11" office:name=""><text:span text:style-name="Definition">2011</text:span></text:a>, 87).</text:p>
      <text:h text:style-name="Heading_20_1" text:outline-level="1"><text:bookmark-start text:name="exercices"/>Exercices<text:bookmark-end text:name="exercices"/></text:h>
      <text:h text:style-name="Heading_20_2" text:outline-level="2"><text:bookmark-start text:name="déformations"/>Déformations<text:bookmark-end text:name="déformations"/></text:h>
      <text:p text:style-name="First_20_paragraph"><draw:frame draw:style-name="fr1" text:anchor-type="as-char"><draw:object xlink:href="Formula-34/" xlink:type="simple" xlink:show="embed" xlink:actuate="onLoad"/></draw:frame> dans <draw:frame draw:style-name="fr1" text:anchor-type="as-char"><draw:object xlink:href="Formula-36/" xlink:type="simple" xlink:show="embed" xlink:actuate="onLoad"/></draw:frame> paramétrisé par une déformation <draw:frame draw:style-name="fr1" text:anchor-type="as-char"><draw:object xlink:href="Formula-38/" xlink:type="simple" xlink:show="embed" xlink:actuate="onLoad"/></draw:frame> avec <draw:frame draw:style-name="fr1" text:anchor-type="as-char"><draw:object xlink:href="Formula-40/" xlink:type="simple" xlink:show="embed" xlink:actuate="onLoad"/></draw:frame> petit et une base <draw:frame draw:style-name="fr1" text:anchor-type="as-char"><draw:object xlink:href="Formula-42/" xlink:type="simple" xlink:show="embed" xlink:actuate="onLoad"/></draw:frame> qui est un compact à bords <draw:frame draw:style-name="fr1" text:anchor-type="as-char"><draw:object xlink:href="Formula-44/" xlink:type="simple" xlink:show="embed" xlink:actuate="onLoad"/></draw:frame>. Montrer que si la base est un compact à bord <draw:frame draw:style-name="fr1" text:anchor-type="as-char"><draw:object xlink:href="Formula-46/" xlink:type="simple" xlink:show="embed" xlink:actuate="onLoad"/></draw:frame>, les déformés aussi.</text:p>
      <text:h text:style-name="Heading_20_1" text:outline-level="1"><text:bookmark-start text:name="réferences"/>Réferences<text:bookmark-end text:name="réferences"/></text:h>
      <text:p text:style-name="First_20_paragraph">Delfour, M. C., and J.-P. Zolésio. 2011. <text:span text:style-name="T2">Shapes and Geometries. Metrics, Analysis, Differential Calculus, and Optimization. 2nd Ed.</text:span> 2nd ed. Philadelphia, PA: Society for Industrial and Applied Mathematics (SIAM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lcul Intégral III</dc:title>
    <dc:language>fr</dc:language>
    <dc:creator/>
    <meta:user-defined meta_name="bibliography" meta-value-type="string">bibliography.json</meta:user-defined>
    <meta:user-defined meta_name="link-citations" meta-value-type="string">True</meta:user-defined>
  </office:meta>
</office:document-meta>
</file>

<file path=Formula-0/content.xml><?xml version="1.0" encoding="utf-8"?>
<math xmlns="http://www.w3.org/1998/Math/MathML" display="inline">
  <msup>
    <mstyle mathvariant="double-struck">
      <mi>ℝ</mi>
    </mstyle>
    <mi>n</mi>
  </msup>
</math>
</file>

<file path=Formula-10/content.xml><?xml version="1.0" encoding="utf-8"?>
<math xmlns="http://www.w3.org/1998/Math/MathML" display="inline">
  <mrow>
    <mi>∂</mi>
    <mi>K</mi>
  </mrow>
</math>
</file>

<file path=Formula-12/content.xml><?xml version="1.0" encoding="utf-8"?>
<math xmlns="http://www.w3.org/1998/Math/MathML" display="inline">
  <msup>
    <mi>C</mi>
    <mn>1</mn>
  </msup>
</math>
</file>

<file path=Formula-14/content.xml><?xml version="1.0" encoding="utf-8"?>
<math xmlns="http://www.w3.org/1998/Math/MathML" display="inline">
  <mrow>
    <mi>x</mi>
    <mo>∈</mo>
    <mi>∂</mi>
    <mi>K</mi>
  </mrow>
</math>
</file>

<file path=Formula-16/content.xml><?xml version="1.0" encoding="utf-8"?>
<math xmlns="http://www.w3.org/1998/Math/MathML" display="inline">
  <mrow>
    <msub>
      <mi>V</mi>
      <mi>x</mi>
    </msub>
    <mo>⊂</mo>
    <msup>
      <mstyle mathvariant="double-struck">
        <mi>ℝ</mi>
      </mstyle>
      <mi>n</mi>
    </msup>
  </mrow>
</math>
</file>

<file path=Formula-18/content.xml><?xml version="1.0" encoding="utf-8"?>
<math xmlns="http://www.w3.org/1998/Math/MathML" display="inline">
  <mrow>
    <msub>
      <mi>V</mi>
      <mi>x</mi>
    </msub>
    <mo>=</mo>
    <msub>
      <mi>U</mi>
      <mi>x</mi>
    </msub>
    <mo>×</mo>
    <msub>
      <mi>I</mi>
      <mi>x</mi>
    </msub>
  </mrow>
</math>
</file>

<file path=Formula-2/content.xml><?xml version="1.0" encoding="utf-8"?>
<math xmlns="http://www.w3.org/1998/Math/MathML" display="inline">
  <msup>
    <mstyle mathvariant="double-struck">
      <mi>ℝ</mi>
    </mstyle>
    <mi>n</mi>
  </msup>
</math>
</file>

<file path=Formula-20/content.xml><?xml version="1.0" encoding="utf-8"?>
<math xmlns="http://www.w3.org/1998/Math/MathML" display="inline">
  <mrow>
    <msub>
      <mi>U</mi>
      <mi>x</mi>
    </msub>
    <mo>⊂</mo>
    <msup>
      <mstyle mathvariant="double-struck">
        <mi>ℝ</mi>
      </mstyle>
      <mrow>
        <mi>n</mi>
        <mo>−</mo>
        <mn>1</mn>
      </mrow>
    </msup>
  </mrow>
</math>
</file>

<file path=Formula-22/content.xml><?xml version="1.0" encoding="utf-8"?>
<math xmlns="http://www.w3.org/1998/Math/MathML" display="inline">
  <msub>
    <mi>I</mi>
    <mi>x</mi>
  </msub>
</math>
</file>

<file path=Formula-24/content.xml><?xml version="1.0" encoding="utf-8"?>
<math xmlns="http://www.w3.org/1998/Math/MathML" display="inline">
  <mstyle mathvariant="double-struck">
    <mi>ℝ</mi>
  </mstyle>
</math>
</file>

<file path=Formula-26/content.xml><?xml version="1.0" encoding="utf-8"?>
<math xmlns="http://www.w3.org/1998/Math/MathML" display="inline">
  <msub>
    <mi>T</mi>
    <mi>x</mi>
  </msub>
</math>
</file>

<file path=Formula-28/content.xml><?xml version="1.0" encoding="utf-8"?>
<math xmlns="http://www.w3.org/1998/Math/MathML" display="inline">
  <mrow>
    <msub>
      <mi>T</mi>
      <mi>x</mi>
    </msub>
    <mo stretchy="false" form="prefix">(</mo>
    <mi>x</mi>
    <mo stretchy="false" form="postfix">)</mo>
    <mo>∈</mo>
    <msub>
      <mi>V</mi>
      <mi>x</mi>
    </msub>
  </mrow>
</math>
</file>

<file path=Formula-30/content.xml><?xml version="1.0" encoding="utf-8"?>
<math xmlns="http://www.w3.org/1998/Math/MathML" display="inline">
  <mrow>
    <msub>
      <mi>f</mi>
      <mi>x</mi>
    </msub>
    <mo>:</mo>
    <mi>y</mi>
    <mo>∈</mo>
    <msub>
      <mi>U</mi>
      <mi>x</mi>
    </msub>
    <mo>→</mo>
    <msub>
      <mi>I</mi>
      <mi>x</mi>
    </msub>
  </mrow>
</math>
</file>

<file path=Formula-32/content.xml><?xml version="1.0" encoding="utf-8"?>
<math xmlns="http://www.w3.org/1998/Math/MathML" display="block">
  <mrow>
    <msub>
      <mi>T</mi>
      <mi>x</mi>
    </msub>
    <mo stretchy="false" form="prefix">(</mo>
    <mi>K</mi>
    <mo stretchy="false" form="postfix">)</mo>
    <mo>∩</mo>
    <msub>
      <mi>V</mi>
      <mi>x</mi>
    </msub>
    <mo>=</mo>
    <mo stretchy="false" form="prefix">{</mo>
    <mo stretchy="false" form="prefix">(</mo>
    <msub>
      <mi>y</mi>
      <mn>1</mn>
    </msub>
    <mo>,</mo>
    <mi>…</mi>
    <mo>,</mo>
    <msub>
      <mi>y</mi>
      <mi>n</mi>
    </msub>
    <mo stretchy="false" form="postfix">)</mo>
    <mo>∈</mo>
    <msub>
      <mi>V</mi>
      <mi>x</mi>
    </msub>
    <mspace width="0.278em"/>
    <mo stretchy="false" form="prefix">|</mo>
    <mspace width="0.278em"/>
    <msub>
      <mi>y</mi>
      <mi>n</mi>
    </msub>
    <mo>≤</mo>
    <msub>
      <mi>f</mi>
      <mi>x</mi>
    </msub>
    <mo stretchy="false" form="prefix">(</mo>
    <msub>
      <mi>y</mi>
      <mn>1</mn>
    </msub>
    <mo>,</mo>
    <mi>…</mi>
    <mo>,</mo>
    <msub>
      <mi>y</mi>
      <mrow>
        <mi>n</mi>
        <mo>−</mo>
        <mn>1</mn>
      </mrow>
    </msub>
    <mo stretchy="false" form="postfix">)</mo>
    <mo stretchy="false" form="postfix">}</mo>
  </mrow>
</math>
</file>

<file path=Formula-34/content.xml><?xml version="1.0" encoding="utf-8"?>
<math xmlns="http://www.w3.org/1998/Math/MathML" display="inline">
  <mi>Ω</mi>
</math>
</file>

<file path=Formula-36/content.xml><?xml version="1.0" encoding="utf-8"?>
<math xmlns="http://www.w3.org/1998/Math/MathML" display="inline">
  <mi>U</mi>
</math>
</file>

<file path=Formula-38/content.xml><?xml version="1.0" encoding="utf-8"?>
<math xmlns="http://www.w3.org/1998/Math/MathML" display="inline">
  <mrow>
    <mi>T</mi>
    <mo>=</mo>
    <mi>I</mi>
    <mo>+</mo>
    <mi>u</mi>
  </mrow>
</math>
</file>

<file path=Formula-4/content.xml><?xml version="1.0" encoding="utf-8"?>
<math xmlns="http://www.w3.org/1998/Math/MathML" display="inline">
  <mi>K</mi>
</math>
</file>

<file path=Formula-40/content.xml><?xml version="1.0" encoding="utf-8"?>
<math xmlns="http://www.w3.org/1998/Math/MathML" display="inline">
  <mi>u</mi>
</math>
</file>

<file path=Formula-42/content.xml><?xml version="1.0" encoding="utf-8"?>
<math xmlns="http://www.w3.org/1998/Math/MathML" display="inline">
  <msub>
    <mi>Ω</mi>
    <mn>0</mn>
  </msub>
</math>
</file>

<file path=Formula-44/content.xml><?xml version="1.0" encoding="utf-8"?>
<math xmlns="http://www.w3.org/1998/Math/MathML" display="inline">
  <msup>
    <mi>C</mi>
    <mn>1</mn>
  </msup>
</math>
</file>

<file path=Formula-46/content.xml><?xml version="1.0" encoding="utf-8"?>
<math xmlns="http://www.w3.org/1998/Math/MathML" display="inline">
  <msup>
    <mi>C</mi>
    <mn>1</mn>
  </msup>
</math>
</file>

<file path=Formula-6/content.xml><?xml version="1.0" encoding="utf-8"?>
<math xmlns="http://www.w3.org/1998/Math/MathML" display="inline">
  <msup>
    <mstyle mathvariant="double-struck">
      <mi>ℝ</mi>
    </mstyle>
    <mi>n</mi>
  </msup>
</math>
</file>

<file path=Formula-8/content.xml><?xml version="1.0" encoding="utf-8"?>
<math xmlns="http://www.w3.org/1998/Math/MathML" display="inline">
  <msup>
    <mi>C</mi>
    <mn>1</mn>
  </msup>
</math>
</file>